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New Roman" fo:font-weight="bold" officeooo:rsid="00137fb5" officeooo:paragraph-rsid="00137fb5" style:font-weight-asian="bold" style:font-weight-complex="bold"/>
    </style:style>
    <style:style style:name="P2" style:family="paragraph" style:parent-style-name="Standard">
      <style:paragraph-properties fo:line-height="200%" fo:text-align="justify" style:justify-single-word="false"/>
      <style:text-properties style:font-name="Times New Roman" fo:font-weight="normal" officeooo:rsid="00137fb5" officeooo:paragraph-rsid="00137fb5" style:font-weight-asian="normal" style:font-weight-complex="normal"/>
    </style:style>
    <style:style style:name="P3" style:family="paragraph" style:parent-style-name="Standard">
      <style:paragraph-properties fo:line-height="200%" fo:text-align="justify" style:justify-single-word="false"/>
      <style:text-properties style:font-name="Times New Roman" fo:font-weight="normal" officeooo:rsid="00137fb5" officeooo:paragraph-rsid="0021c88c" style:font-weight-asian="normal" style:font-weight-complex="normal"/>
    </style:style>
    <style:style style:name="T1" style:family="text">
      <style:text-properties officeooo:rsid="00159ec4"/>
    </style:style>
    <style:style style:name="T2" style:family="text">
      <style:text-properties fo:font-style="italic" officeooo:rsid="00159ec4" style:font-style-asian="italic" style:font-style-complex="italic"/>
    </style:style>
    <style:style style:name="T3" style:family="text">
      <style:text-properties fo:font-style="normal" officeooo:rsid="00159ec4" style:font-style-asian="normal" style:font-style-complex="normal"/>
    </style:style>
    <style:style style:name="T4" style:family="text">
      <style:text-properties fo:font-style="normal" officeooo:rsid="0018ca10" style:font-style-asian="normal" style:font-style-complex="normal"/>
    </style:style>
    <style:style style:name="T5" style:family="text">
      <style:text-properties officeooo:rsid="0016d1f1"/>
    </style:style>
    <style:style style:name="T6" style:family="text">
      <style:text-properties officeooo:rsid="001c3feb"/>
    </style:style>
    <style:style style:name="T7" style:family="text">
      <style:text-properties officeooo:rsid="001ccc78"/>
    </style:style>
    <style:style style:name="T8" style:family="text">
      <style:text-properties officeooo:rsid="0023c1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text:span text:style-name="T7">S AND RECOMMENDATIONS</text:span></text:p>
      <text:p text:style-name="P2"><text:tab/><text:span text:style-name="T5">Traffic data that was collected using </text:span><text:span text:style-name="T2">ntopng</text:span><text:span text:style-name="T3"> was successfully </text:span><text:span text:style-name="T4">processed</text:span><text:span text:style-name="T3"> using</text:span><text:span text:style-name="T1"> the FIFO scheduling algorithm that was simulated by UNQS. The output performance metrics showed the effect of increasing the bandwidth in order to switch all the flows. It is consistent with the expected result, since the assumption is an increased bandwidth should allow more data to be switched through the network.</text:span></text:p>
      <text:p text:style-name="P3"><text:tab/><text:span text:style-name="T6">The resulting top ports that were part of the collected data can be used to improve bandwidth allocation within the UPLB network, such as reserving a certain percentage for entertaining services and applications that make use of <text:s/>HTTPS, or by keeping watch of (and possibly blocking) ports like 0 and 7437 which could be used to transmit harmful content. Meanwhile, the resulting top flows show where the data is being sent and received, which can also help in bandwidth allocation by maximizing local servers that are barely used (e.g. Converge ICT, which provides UPLB’s server), and could have significant effect in the budget being allocated to provide these services.</text:span></text:p>
      <text:p text:style-name="P3"><text:span text:style-name="T6"><text:tab/>Considering that maintaining a local server to provide certain services can be expensive and that increasing the bandwidth size also has expensive additional cost, UNQS can be used as a tool to aid in identifying a recommendable bandwidth size that allows for optimal flow switching while minimizing cost. Furthermore, data could be collected from a longer time period in order to discover a pattern of behavior depending on certain periods of time, such as peak season during enrollment period, etc., which may then give a better picture of the bandwidth usage and thus determining the minimum and maximum bandwidths that would allow for cost-efficient and service-effective bandwidth setting.</text:span></text:p>
      <text:p text:style-name="P3"><text:tab/><text:span text:style-name="T8">Future works may also try to implement more complex scheduling algorithms aside from the native FIFO queuing algorithm in order to determine more optimal scheduling techniques that will require a smaller bandwidth setting and save expen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5:49:58.281541140</meta:creation-date>
    <dc:date>2018-06-06T12:42:56.812414740</dc:date>
    <meta:editing-duration>PT19M48S</meta:editing-duration>
    <meta:editing-cycles>17</meta:editing-cycles>
    <meta:generator>LibreOffice/5.1.6.2$Linux_X86_64 LibreOffice_project/10m0$Build-2</meta:generator>
    <meta:document-statistic meta:table-count="0" meta:image-count="0" meta:object-count="0" meta:page-count="1" meta:paragraph-count="5" meta:word-count="318" meta:character-count="2036" meta:non-whitespace-character-count="1718"/>
  </office:meta>
</office:document-meta>
</file>